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6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3-02-0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1-01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0736" calcext:value-type="float">
            <text:p>23.1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40996129032" calcext:value-type="float">
            <text:p>23.5340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83156129032" calcext:value-type="float">
            <text:p>23.7383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3848" calcext:value-type="float">
            <text:p>23.50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92575" calcext:value-type="float">
            <text:p>23.408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2568" calcext:value-type="float">
            <text:p>23.3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6575483871" calcext:value-type="float">
            <text:p>23.23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8224516129" calcext:value-type="float">
            <text:p>22.78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68415483871" calcext:value-type="float">
            <text:p>23.226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2810322581" calcext:value-type="float">
            <text:p>24.03928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9464" calcext:value-type="float">
            <text:p>23.87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80322580645" calcext:value-type="float">
            <text:p>23.708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09528" calcext:value-type="float">
            <text:p>23.98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0157419355" calcext:value-type="float">
            <text:p>23.92001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46598709677" calcext:value-type="float">
            <text:p>24.0346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234" calcext:value-type="float">
            <text:p>23.8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3133333333" calcext:value-type="float">
            <text:p>23.6313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93" calcext:value-type="float">
            <text:p>24.20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46707096774" calcext:value-type="float">
            <text:p>24.514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07992" calcext:value-type="float">
            <text:p>24.5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12348387097" calcext:value-type="float">
            <text:p>24.751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97274482759" calcext:value-type="float">
            <text:p>24.90972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797775" calcext:value-type="float">
            <text:p>24.9679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821" calcext:value-type="float">
            <text:p>24.856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2528" calcext:value-type="float">
            <text:p>24.60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36575" calcext:value-type="float">
            <text:p>24.2623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7448" calcext:value-type="float">
            <text:p>24.09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35089032258" calcext:value-type="float">
            <text:p>24.0435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6696774193" calcext:value-type="float">
            <text:p>24.0516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44167741935" calcext:value-type="float">
            <text:p>24.154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197975" calcext:value-type="float">
            <text:p>24.2219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28144" calcext:value-type="float">
            <text:p>24.0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39016774194" calcext:value-type="float">
            <text:p>24.3839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53674482759" calcext:value-type="float">
            <text:p>24.315367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14094545454" calcext:value-type="float">
            <text:p>24.831409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59192258064" calcext:value-type="float">
            <text:p>25.0159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9524" calcext:value-type="float">
            <text:p>24.63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499" calcext:value-type="float">
            <text:p>24.185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6712516129" calcext:value-type="float">
            <text:p>24.406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72681290323" calcext:value-type="float">
            <text:p>24.1572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8505806452" calcext:value-type="float">
            <text:p>23.753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67083870968" calcext:value-type="float">
            <text:p>23.316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25904" calcext:value-type="float">
            <text:p>23.0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25243636364" calcext:value-type="float">
            <text:p>23.522524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422" calcext:value-type="float">
            <text:p>23.6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22134193548" calcext:value-type="float">
            <text:p>24.0022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6229677419" calcext:value-type="float">
            <text:p>24.3416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1064" calcext:value-type="float">
            <text:p>24.2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71275" calcext:value-type="float">
            <text:p>23.9907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436" calcext:value-type="float">
            <text:p>23.93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48913548387" calcext:value-type="float">
            <text:p>23.9448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6869677419" calcext:value-type="float">
            <text:p>23.7106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1762580645" calcext:value-type="float">
            <text:p>23.336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66745806452" calcext:value-type="float">
            <text:p>22.726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2833548387" calcext:value-type="float">
            <text:p>22.1282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4483862069" calcext:value-type="float">
            <text:p>22.26448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67625" calcext:value-type="float">
            <text:p>23.3176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5532903226" calcext:value-type="float">
            <text:p>23.7595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38208" calcext:value-type="float">
            <text:p>23.81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577125" calcext:value-type="float">
            <text:p>23.3157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1256" calcext:value-type="float">
            <text:p>23.05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79298064516" calcext:value-type="float">
            <text:p>22.6179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80121290323" calcext:value-type="float">
            <text:p>21.7280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4410322581" calcext:value-type="float">
            <text:p>21.1284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4709677419" calcext:value-type="float">
            <text:p>20.83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17318709677" calcext:value-type="float">
            <text:p>21.1817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01979354839" calcext:value-type="float">
            <text:p>22.0101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6548965517" calcext:value-type="float">
            <text:p>22.4636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7612903226" calcext:value-type="float">
            <text:p>22.756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43069090909" calcext:value-type="float">
            <text:p>23.21430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82344" calcext:value-type="float">
            <text:p>23.00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19615483871" calcext:value-type="float">
            <text:p>22.281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08753548387" calcext:value-type="float">
            <text:p>21.5308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58198709677" calcext:value-type="float">
            <text:p>21.8858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35169032258" calcext:value-type="float">
            <text:p>22.583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63150967742" calcext:value-type="float">
            <text:p>23.3163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89504" calcext:value-type="float">
            <text:p>23.14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66312727273" calcext:value-type="float">
            <text:p>23.54663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8374" calcext:value-type="float">
            <text:p>24.328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3850322581" calcext:value-type="float">
            <text:p>24.109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79104516129" calcext:value-type="float">
            <text:p>23.937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69741935484" calcext:value-type="float">
            <text:p>23.476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5027096774" calcext:value-type="float">
            <text:p>22.789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3336774194" calcext:value-type="float">
            <text:p>22.5063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4807272727" calcext:value-type="float">
            <text:p>22.94248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2745806452" calcext:value-type="float">
            <text:p>23.3362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2144" calcext:value-type="float">
            <text:p>25.2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78025" calcext:value-type="float">
            <text:p>25.292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1436" calcext:value-type="float">
            <text:p>24.9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9863483871" calcext:value-type="float">
            <text:p>25.1598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07816" calcext:value-type="float">
            <text:p>25.76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16787096774" calcext:value-type="float">
            <text:p>25.721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9169032258" calcext:value-type="float">
            <text:p>25.783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50075" calcext:value-type="float">
            <text:p>25.7235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37515" calcext:value-type="float">
            <text:p>25.4437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16505806452" calcext:value-type="float">
            <text:p>25.2016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50375" calcext:value-type="float">
            <text:p>25.065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8865" calcext:value-type="float">
            <text:p>25.20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195825" calcext:value-type="float">
            <text:p>24.8119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8945" calcext:value-type="float">
            <text:p>24.3018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2296774193" calcext:value-type="float">
            <text:p>23.9602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18694117647" calcext:value-type="float">
            <text:p>23.92186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42157241379" calcext:value-type="float">
            <text:p>24.03421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24075" calcext:value-type="float">
            <text:p>24.4052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65305" calcext:value-type="float">
            <text:p>24.0565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91717647059" calcext:value-type="float">
            <text:p>23.62917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713725" calcext:value-type="float">
            <text:p>23.5771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7055" calcext:value-type="float">
            <text:p>23.551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9072" calcext:value-type="float">
            <text:p>23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43" calcext:value-type="float">
            <text:p>22.9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57525" calcext:value-type="float">
            <text:p>22.5095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9133" calcext:value-type="float">
            <text:p>22.019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818" calcext:value-type="float">
            <text:p>21.784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95310344828" calcext:value-type="float">
            <text:p>22.1295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1683" calcext:value-type="float">
            <text:p>23.371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3229090909" calcext:value-type="float">
            <text:p>24.23132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3687483871" calcext:value-type="float">
            <text:p>24.5136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29621176471" calcext:value-type="float">
            <text:p>24.192962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6627" calcext:value-type="float">
            <text:p>24.066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524" calcext:value-type="float">
            <text:p>24.1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66934117647" calcext:value-type="float">
            <text:p>23.656693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0655" calcext:value-type="float">
            <text:p>23.0030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05175" calcext:value-type="float">
            <text:p>22.5120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9512" calcext:value-type="float">
            <text:p>23.0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0581818182" calcext:value-type="float">
            <text:p>24.7340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78845714286" calcext:value-type="float">
            <text:p>24.65788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726225" calcext:value-type="float">
            <text:p>24.5772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80628235294" calcext:value-type="float">
            <text:p>24.528062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56771612903" calcext:value-type="float">
            <text:p>24.4556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815975" calcext:value-type="float">
            <text:p>24.1381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3037419355" calcext:value-type="float">
            <text:p>23.9383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1085" calcext:value-type="float">
            <text:p>25.2521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12475" calcext:value-type="float">
            <text:p>25.221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59251612903" calcext:value-type="float">
            <text:p>24.91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68725" calcext:value-type="float">
            <text:p>24.506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58508387097" calcext:value-type="float">
            <text:p>24.3458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043675" calcext:value-type="float">
            <text:p>24.830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3712" calcext:value-type="float">
            <text:p>26.1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62825" calcext:value-type="float">
            <text:p>26.362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02996363636" calcext:value-type="float">
            <text:p>26.2502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53682580645" calcext:value-type="float">
            <text:p>26.015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2745" calcext:value-type="float">
            <text:p>25.772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253575" calcext:value-type="float">
            <text:p>25.622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5214545455" calcext:value-type="float">
            <text:p>25.60052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32545454546" calcext:value-type="float">
            <text:p>25.69325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27275" calcext:value-type="float">
            <text:p>25.4232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45236363636" calcext:value-type="float">
            <text:p>24.9945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9156" calcext:value-type="float">
            <text:p>24.48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1083636364" calcext:value-type="float">
            <text:p>24.1311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2848" calcext:value-type="float">
            <text:p>24.09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60737142857" calcext:value-type="float">
            <text:p>24.75607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07054545455" calcext:value-type="float">
            <text:p>25.0407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4743225806" calcext:value-type="float">
            <text:p>25.1064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59421176471" calcext:value-type="float">
            <text:p>25.175942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69275" calcext:value-type="float">
            <text:p>24.946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26792727273" calcext:value-type="float">
            <text:p>24.69267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21112727273" calcext:value-type="float">
            <text:p>24.21211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774875" calcext:value-type="float">
            <text:p>23.8977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6575" calcext:value-type="float">
            <text:p>23.548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4607" calcext:value-type="float">
            <text:p>23.144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579025" calcext:value-type="float">
            <text:p>22.7057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53696" calcext:value-type="float">
            <text:p>22.84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2941176471" calcext:value-type="float">
            <text:p>23.03929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09309090909" calcext:value-type="float">
            <text:p>23.3809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03075" calcext:value-type="float">
            <text:p>23.4870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8945454545" calcext:value-type="float">
            <text:p>22.9398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56283870968" calcext:value-type="float">
            <text:p>22.295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64901818182" calcext:value-type="float">
            <text:p>21.58649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4594285714" calcext:value-type="float">
            <text:p>21.5284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52615" calcext:value-type="float">
            <text:p>22.285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48184" calcext:value-type="float">
            <text:p>22.85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40595" calcext:value-type="float">
            <text:p>22.5740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2439" calcext:value-type="float">
            <text:p>22.562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5452" calcext:value-type="float">
            <text:p>22.28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101925" calcext:value-type="float">
            <text:p>21.8710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1056" calcext:value-type="float">
            <text:p>22.38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38" calcext:value-type="float">
            <text:p>24.0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6945" calcext:value-type="float">
            <text:p>23.8446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4627368421" calcext:value-type="float">
            <text:p>23.554462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1727" calcext:value-type="float">
            <text:p>22.961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1037419355" calcext:value-type="float">
            <text:p>22.71910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68421818182" calcext:value-type="float">
            <text:p>23.38684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62232258064" calcext:value-type="float">
            <text:p>22.876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29615" calcext:value-type="float">
            <text:p>22.9329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53636363636" calcext:value-type="float">
            <text:p>22.8253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81548387097" calcext:value-type="float">
            <text:p>22.96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179225" calcext:value-type="float">
            <text:p>22.7217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41636363636" calcext:value-type="float">
            <text:p>22.114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463725" calcext:value-type="float">
            <text:p>22.6246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1602758621" calcext:value-type="float">
            <text:p>24.313160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74265" calcext:value-type="float">
            <text:p>24.3674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52075" calcext:value-type="float">
            <text:p>25.1215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2663225806" calcext:value-type="float">
            <text:p>25.34726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88472" calcext:value-type="float">
            <text:p>25.21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3516" calcext:value-type="float">
            <text:p>25.08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026" calcext:value-type="float">
            <text:p>24.94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1532" calcext:value-type="float">
            <text:p>25.21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1624" calcext:value-type="float">
            <text:p>26.2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6748" calcext:value-type="float">
            <text:p>25.7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65" calcext:value-type="float">
            <text:p>25.3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9028" calcext:value-type="float">
            <text:p>24.98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09200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8" meta:object-count="0"/>
    <meta:user-defined meta:name="AppVersion">3.0</meta:user-defined>
  </office:meta>
</office:document-meta>
</file>